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style-name="Default" office:value-type="string">
            <text:p>Esfarzani</text:p>
          </table:table-cell>
          <table:table-cell office:value-type="string">
            <text:p>Esfarzani</text:p>
          </table:table-cell>
          <table:table-cell office:value-type="string">
            <text:p>Esfarzani</text:p>
          </table:table-cell>
          <table:table-cell office:value-type="string">
            <text:p>Esfarzani</text:p>
          </table:table-cell>
          <table:table-cell/>
          <table:table-cell table:number-columns-repeated="3" office:value-type="string">
            <text:p>SW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>
            <text:p>film thickness</text:p>
          </table:table-cell>
          <table:table-cell office:value-type="string">
            <text:p>kx (in plane)</text:p>
          </table:table-cell>
          <table:table-cell office:value-type="string">
            <text:p>ky (in plane)</text:p>
          </table:table-cell>
          <table:table-cell office:value-type="string">
            <text:p>kz (cross plane)</text:p>
          </table:table-cell>
          <table:table-cell/>
          <table:table-cell office:value-type="string">
            <text:p>thickness</text:p>
          </table:table-cell>
          <table:table-cell office:value-type="string">
            <text:p>inplane</text:p>
          </table:table-cell>
          <table:table-cell office:value-type="string">
            <text:p>cross plane</text:p>
          </table:table-cell>
        </table:table-row>
        <table:table-row table:style-name="ro1">
          <table:table-cell office:value-type="string">
            <text:p>2e-08</text:p>
          </table:table-cell>
          <table:table-cell office:value-type="float" office:value="48.255">
            <text:p>48.255</text:p>
          </table:table-cell>
          <table:table-cell office:value-type="float" office:value="48.136">
            <text:p>48.136</text:p>
          </table:table-cell>
          <table:table-cell office:value-type="float" office:value="14.143">
            <text:p>14.143</text:p>
          </table:table-cell>
          <table:table-cell/>
          <table:table-cell office:value-type="float" office:value="0.00000002">
            <text:p>0.00000002</text:p>
          </table:table-cell>
          <table:table-cell office:value-type="float" office:value="147.39">
            <text:p>147.39</text:p>
          </table:table-cell>
          <table:table-cell office:value-type="float" office:value="20.173">
            <text:p>20.173</text:p>
          </table:table-cell>
        </table:table-row>
        <table:table-row table:style-name="ro1">
          <table:table-cell office:value-type="string">
            <text:p>2.5179e-08</text:p>
          </table:table-cell>
          <table:table-cell office:value-type="float" office:value="51.657">
            <text:p>51.657</text:p>
          </table:table-cell>
          <table:table-cell office:value-type="float" office:value="51.383">
            <text:p>51.383</text:p>
          </table:table-cell>
          <table:table-cell office:value-type="float" office:value="16.72">
            <text:p>16.72</text:p>
          </table:table-cell>
          <table:table-cell/>
          <table:table-cell office:value-type="float" office:value="0.0000000251785082358834">
            <text:p>2.51785082358834E-008</text:p>
          </table:table-cell>
          <table:table-cell office:value-type="float" office:value="158.03">
            <text:p>158.03</text:p>
          </table:table-cell>
          <table:table-cell office:value-type="float" office:value="24.653">
            <text:p>24.653</text:p>
          </table:table-cell>
        </table:table-row>
        <table:table-row table:style-name="ro1">
          <table:table-cell office:value-type="string">
            <text:p>3.1698e-08</text:p>
          </table:table-cell>
          <table:table-cell office:value-type="float" office:value="54.966">
            <text:p>54.966</text:p>
          </table:table-cell>
          <table:table-cell office:value-type="float" office:value="54.662">
            <text:p>54.662</text:p>
          </table:table-cell>
          <table:table-cell office:value-type="float" office:value="19.613">
            <text:p>19.613</text:p>
          </table:table-cell>
          <table:table-cell/>
          <table:table-cell office:value-type="float" office:value="0.0000000316978638492223">
            <text:p>3.16978638492223E-008</text:p>
          </table:table-cell>
          <table:table-cell office:value-type="float" office:value="167.64">
            <text:p>167.64</text:p>
          </table:table-cell>
          <table:table-cell office:value-type="float" office:value="30.009">
            <text:p>30.009</text:p>
          </table:table-cell>
        </table:table-row>
        <table:table-row table:style-name="ro1">
          <table:table-cell office:value-type="string">
            <text:p>3.9905e-08</text:p>
          </table:table-cell>
          <table:table-cell office:value-type="float" office:value="58.452">
            <text:p>58.452</text:p>
          </table:table-cell>
          <table:table-cell office:value-type="float" office:value="58.439">
            <text:p>58.439</text:p>
          </table:table-cell>
          <table:table-cell office:value-type="float" office:value="22.829">
            <text:p>22.829</text:p>
          </table:table-cell>
          <table:table-cell/>
          <table:table-cell office:value-type="float" office:value="0.0000000399052462993776">
            <text:p>3.99052462993776E-008</text:p>
          </table:table-cell>
          <table:table-cell office:value-type="float" office:value="177.55">
            <text:p>177.55</text:p>
          </table:table-cell>
          <table:table-cell office:value-type="float" office:value="36.365">
            <text:p>36.365</text:p>
          </table:table-cell>
        </table:table-row>
        <table:table-row table:style-name="ro1">
          <table:table-cell office:value-type="string">
            <text:p>5.0238e-08</text:p>
          </table:table-cell>
          <table:table-cell office:value-type="float" office:value="62.352">
            <text:p>62.352</text:p>
          </table:table-cell>
          <table:table-cell office:value-type="float" office:value="62.309">
            <text:p>62.309</text:p>
          </table:table-cell>
          <table:table-cell office:value-type="float" office:value="26.353">
            <text:p>26.353</text:p>
          </table:table-cell>
          <table:table-cell/>
          <table:table-cell office:value-type="float" office:value="0.0000000502377286301916">
            <text:p>5.02377286301916E-008</text:p>
          </table:table-cell>
          <table:table-cell office:value-type="float" office:value="187.97">
            <text:p>187.97</text:p>
          </table:table-cell>
          <table:table-cell office:value-type="float" office:value="43.849">
            <text:p>43.849</text:p>
          </table:table-cell>
        </table:table-row>
        <table:table-row table:style-name="ro1">
          <table:table-cell office:value-type="string">
            <text:p>6.3246e-08</text:p>
          </table:table-cell>
          <table:table-cell office:value-type="float" office:value="66.109">
            <text:p>66.109</text:p>
          </table:table-cell>
          <table:table-cell office:value-type="float" office:value="66.112">
            <text:p>66.112</text:p>
          </table:table-cell>
          <table:table-cell office:value-type="float" office:value="30.141">
            <text:p>30.141</text:p>
          </table:table-cell>
          <table:table-cell/>
          <table:table-cell office:value-type="float" office:value="0.0000000632455532033676">
            <text:p>6.32455532033676E-008</text:p>
          </table:table-cell>
          <table:table-cell office:value-type="float" office:value="200.91">
            <text:p>200.91</text:p>
          </table:table-cell>
          <table:table-cell office:value-type="float" office:value="52.632">
            <text:p>52.632</text:p>
          </table:table-cell>
        </table:table-row>
        <table:table-row table:style-name="ro1">
          <table:table-cell office:value-type="string">
            <text:p>7.9621e-08</text:p>
          </table:table-cell>
          <table:table-cell office:value-type="float" office:value="70.074">
            <text:p>70.074</text:p>
          </table:table-cell>
          <table:table-cell office:value-type="float" office:value="70.123">
            <text:p>70.123</text:p>
          </table:table-cell>
          <table:table-cell office:value-type="float" office:value="34.131">
            <text:p>34.131</text:p>
          </table:table-cell>
          <table:table-cell/>
          <table:table-cell office:value-type="float" office:value="0.0000000796214341106995">
            <text:p>7.96214341106995E-008</text:p>
          </table:table-cell>
          <table:table-cell office:value-type="float" office:value="214.88">
            <text:p>214.88</text:p>
          </table:table-cell>
          <table:table-cell office:value-type="float" office:value="62.768">
            <text:p>62.768</text:p>
          </table:table-cell>
        </table:table-row>
        <table:table-row table:style-name="ro1">
          <table:table-cell office:value-type="string">
            <text:p>1.0024e-07</text:p>
          </table:table-cell>
          <table:table-cell office:value-type="float" office:value="74.065">
            <text:p>74.065</text:p>
          </table:table-cell>
          <table:table-cell office:value-type="float" office:value="73.897">
            <text:p>73.897</text:p>
          </table:table-cell>
          <table:table-cell office:value-type="float" office:value="38.303">
            <text:p>38.303</text:p>
          </table:table-cell>
          <table:table-cell/>
          <table:table-cell office:value-type="float" office:value="0.000000100237446725454">
            <text:p>1.00237446725454E-007</text:p>
          </table:table-cell>
          <table:table-cell office:value-type="float" office:value="228.64">
            <text:p>228.64</text:p>
          </table:table-cell>
          <table:table-cell office:value-type="float" office:value="74.453">
            <text:p>74.453</text:p>
          </table:table-cell>
        </table:table-row>
        <table:table-row table:style-name="ro1">
          <table:table-cell office:value-type="string">
            <text:p>1.2619e-07</text:p>
          </table:table-cell>
          <table:table-cell office:value-type="float" office:value="77.716">
            <text:p>77.716</text:p>
          </table:table-cell>
          <table:table-cell office:value-type="float" office:value="77.649">
            <text:p>77.649</text:p>
          </table:table-cell>
          <table:table-cell office:value-type="float" office:value="42.592">
            <text:p>42.592</text:p>
          </table:table-cell>
          <table:table-cell/>
          <table:table-cell office:value-type="float" office:value="0.000000126191468896039">
            <text:p>1.26191468896039E-007</text:p>
          </table:table-cell>
          <table:table-cell office:value-type="float" office:value="245.21">
            <text:p>245.21</text:p>
          </table:table-cell>
          <table:table-cell office:value-type="float" office:value="87.646">
            <text:p>87.646</text:p>
          </table:table-cell>
        </table:table-row>
        <table:table-row table:style-name="ro1">
          <table:table-cell office:value-type="string">
            <text:p>1.5887e-07</text:p>
          </table:table-cell>
          <table:table-cell office:value-type="float" office:value="81.573">
            <text:p>81.573</text:p>
          </table:table-cell>
          <table:table-cell office:value-type="float" office:value="81.592">
            <text:p>81.592</text:p>
          </table:table-cell>
          <table:table-cell office:value-type="float" office:value="46.923">
            <text:p>46.923</text:p>
          </table:table-cell>
          <table:table-cell/>
          <table:table-cell office:value-type="float" office:value="0.000000158865646944856">
            <text:p>1.58865646944856E-007</text:p>
          </table:table-cell>
          <table:table-cell office:value-type="float" office:value="263.3">
            <text:p>263.3</text:p>
          </table:table-cell>
          <table:table-cell office:value-type="float" office:value="102.52">
            <text:p>102.52</text:p>
          </table:table-cell>
        </table:table-row>
        <table:table-row table:style-name="ro1">
          <table:table-cell office:value-type="string">
            <text:p>2e-07</text:p>
          </table:table-cell>
          <table:table-cell office:value-type="float" office:value="84.965">
            <text:p>84.965</text:p>
          </table:table-cell>
          <table:table-cell office:value-type="float" office:value="85.096">
            <text:p>85.096</text:p>
          </table:table-cell>
          <table:table-cell office:value-type="float" office:value="51.359">
            <text:p>51.359</text:p>
          </table:table-cell>
          <table:table-cell/>
          <table:table-cell office:value-type="float" office:value="0.0000002">
            <text:p>0.0000002</text:p>
          </table:table-cell>
          <table:table-cell office:value-type="float" office:value="280.09">
            <text:p>280.09</text:p>
          </table:table-cell>
          <table:table-cell office:value-type="float" office:value="118.91">
            <text:p>118.91</text:p>
          </table:table-cell>
        </table:table-row>
        <table:table-row table:style-name="ro1">
          <table:table-cell office:value-type="string">
            <text:p>2.5179e-07</text:p>
          </table:table-cell>
          <table:table-cell office:value-type="float" office:value="88.471">
            <text:p>88.471</text:p>
          </table:table-cell>
          <table:table-cell office:value-type="float" office:value="88.588">
            <text:p>88.588</text:p>
          </table:table-cell>
          <table:table-cell office:value-type="float" office:value="55.719">
            <text:p>55.719</text:p>
          </table:table-cell>
          <table:table-cell/>
          <table:table-cell office:value-type="float" office:value="0.000000251785082358833">
            <text:p>2.51785082358833E-007</text:p>
          </table:table-cell>
          <table:table-cell office:value-type="float" office:value="297.66">
            <text:p>297.66</text:p>
          </table:table-cell>
          <table:table-cell office:value-type="float" office:value="136.97">
            <text:p>136.97</text:p>
          </table:table-cell>
        </table:table-row>
        <table:table-row table:style-name="ro1">
          <table:table-cell office:value-type="string">
            <text:p>3.1698e-07</text:p>
          </table:table-cell>
          <table:table-cell office:value-type="float" office:value="91.988">
            <text:p>91.988</text:p>
          </table:table-cell>
          <table:table-cell office:value-type="float" office:value="91.532">
            <text:p>91.532</text:p>
          </table:table-cell>
          <table:table-cell office:value-type="float" office:value="60.151">
            <text:p>60.151</text:p>
          </table:table-cell>
          <table:table-cell/>
          <table:table-cell office:value-type="float" office:value="0.000000316978638492223">
            <text:p>0.000000317</text:p>
          </table:table-cell>
          <table:table-cell office:value-type="float" office:value="317.05">
            <text:p>317.05</text:p>
          </table:table-cell>
          <table:table-cell office:value-type="float" office:value="156.38">
            <text:p>156.38</text:p>
          </table:table-cell>
        </table:table-row>
        <table:table-row table:style-name="ro1">
          <table:table-cell office:value-type="string">
            <text:p>3.9905e-07</text:p>
          </table:table-cell>
          <table:table-cell office:value-type="float" office:value="94.837">
            <text:p>94.837</text:p>
          </table:table-cell>
          <table:table-cell office:value-type="float" office:value="94.955">
            <text:p>94.955</text:p>
          </table:table-cell>
          <table:table-cell office:value-type="float" office:value="64.561">
            <text:p>64.561</text:p>
          </table:table-cell>
          <table:table-cell/>
          <table:table-cell office:value-type="float" office:value="0.000000399052462993776">
            <text:p>3.99052462993776E-007</text:p>
          </table:table-cell>
          <table:table-cell office:value-type="float" office:value="334.55">
            <text:p>334.55</text:p>
          </table:table-cell>
          <table:table-cell office:value-type="float" office:value="176.86">
            <text:p>176.86</text:p>
          </table:table-cell>
        </table:table-row>
        <table:table-row table:style-name="ro1">
          <table:table-cell office:value-type="string">
            <text:p>5.0238e-07</text:p>
          </table:table-cell>
          <table:table-cell office:value-type="float" office:value="98.106">
            <text:p>98.106</text:p>
          </table:table-cell>
          <table:table-cell office:value-type="float" office:value="97.852">
            <text:p>97.852</text:p>
          </table:table-cell>
          <table:table-cell office:value-type="float" office:value="69.044">
            <text:p>69.044</text:p>
          </table:table-cell>
          <table:table-cell/>
          <table:table-cell office:value-type="float" office:value="0.000000502377286301916">
            <text:p>5.02377286301916E-007</text:p>
          </table:table-cell>
          <table:table-cell office:value-type="float" office:value="352.11">
            <text:p>352.11</text:p>
          </table:table-cell>
          <table:table-cell office:value-type="float" office:value="198.31">
            <text:p>198.31</text:p>
          </table:table-cell>
        </table:table-row>
        <table:table-row table:style-name="ro1">
          <table:table-cell office:value-type="string">
            <text:p>6.3246e-07</text:p>
          </table:table-cell>
          <table:table-cell office:value-type="float" office:value="100.83">
            <text:p>100.83</text:p>
          </table:table-cell>
          <table:table-cell office:value-type="float" office:value="100.8">
            <text:p>100.8</text:p>
          </table:table-cell>
          <table:table-cell office:value-type="float" office:value="73.573">
            <text:p>73.573</text:p>
          </table:table-cell>
          <table:table-cell/>
          <table:table-cell office:value-type="float" office:value="0.000000632455532033676">
            <text:p>6.32455532033676E-007</text:p>
          </table:table-cell>
          <table:table-cell office:value-type="float" office:value="369.82">
            <text:p>369.82</text:p>
          </table:table-cell>
          <table:table-cell office:value-type="float" office:value="220.49">
            <text:p>220.49</text:p>
          </table:table-cell>
        </table:table-row>
        <table:table-row table:style-name="ro1">
          <table:table-cell office:value-type="string">
            <text:p>7.9621e-07</text:p>
          </table:table-cell>
          <table:table-cell office:value-type="float" office:value="103.25">
            <text:p>103.25</text:p>
          </table:table-cell>
          <table:table-cell office:value-type="float" office:value="103.51">
            <text:p>103.51</text:p>
          </table:table-cell>
          <table:table-cell office:value-type="float" office:value="78.013">
            <text:p>78.013</text:p>
          </table:table-cell>
          <table:table-cell/>
          <table:table-cell office:value-type="float" office:value="0.000000796214341106995">
            <text:p>7.96214341106995E-007</text:p>
          </table:table-cell>
          <table:table-cell office:value-type="float" office:value="386.76">
            <text:p>386.76</text:p>
          </table:table-cell>
          <table:table-cell office:value-type="float" office:value="242.71">
            <text:p>242.71</text:p>
          </table:table-cell>
        </table:table-row>
        <table:table-row table:style-name="ro1">
          <table:table-cell office:value-type="string">
            <text:p>1.0024e-06</text:p>
          </table:table-cell>
          <table:table-cell office:value-type="float" office:value="105.92">
            <text:p>105.92</text:p>
          </table:table-cell>
          <table:table-cell office:value-type="float" office:value="105.89">
            <text:p>105.89</text:p>
          </table:table-cell>
          <table:table-cell office:value-type="float" office:value="82.483">
            <text:p>82.483</text:p>
          </table:table-cell>
          <table:table-cell/>
          <table:table-cell office:value-type="float" office:value="0.00000100237446725455">
            <text:p>1.00237446725455E-006</text:p>
          </table:table-cell>
          <table:table-cell office:value-type="float" office:value="403.33">
            <text:p>403.33</text:p>
          </table:table-cell>
          <table:table-cell office:value-type="float" office:value="265.25">
            <text:p>265.25</text:p>
          </table:table-cell>
        </table:table-row>
        <table:table-row table:style-name="ro1">
          <table:table-cell office:value-type="string">
            <text:p>1.2619e-06</text:p>
          </table:table-cell>
          <table:table-cell office:value-type="float" office:value="108.37">
            <text:p>108.37</text:p>
          </table:table-cell>
          <table:table-cell office:value-type="float" office:value="108.31">
            <text:p>108.31</text:p>
          </table:table-cell>
          <table:table-cell office:value-type="float" office:value="86.957">
            <text:p>86.957</text:p>
          </table:table-cell>
          <table:table-cell/>
          <table:table-cell office:value-type="float" office:value="0.00000126191468896039">
            <text:p>1.26191468896039E-006</text:p>
          </table:table-cell>
          <table:table-cell office:value-type="float" office:value="417.26">
            <text:p>417.26</text:p>
          </table:table-cell>
          <table:table-cell office:value-type="float" office:value="287.33">
            <text:p>287.33</text:p>
          </table:table-cell>
        </table:table-row>
        <table:table-row table:style-name="ro1">
          <table:table-cell office:value-type="string">
            <text:p>1.5887e-06</text:p>
          </table:table-cell>
          <table:table-cell office:value-type="float" office:value="110.76">
            <text:p>110.76</text:p>
          </table:table-cell>
          <table:table-cell office:value-type="float" office:value="110.72">
            <text:p>110.72</text:p>
          </table:table-cell>
          <table:table-cell office:value-type="float" office:value="91.284">
            <text:p>91.284</text:p>
          </table:table-cell>
          <table:table-cell/>
          <table:table-cell office:value-type="float" office:value="0.00000158865646944856">
            <text:p>1.58865646944856E-006</text:p>
          </table:table-cell>
          <table:table-cell office:value-type="float" office:value="433.58">
            <text:p>433.58</text:p>
          </table:table-cell>
          <table:table-cell office:value-type="float" office:value="308.51">
            <text:p>308.51</text:p>
          </table:table-cell>
        </table:table-row>
        <table:table-row table:style-name="ro1">
          <table:table-cell office:value-type="string">
            <text:p>2e-06</text:p>
          </table:table-cell>
          <table:table-cell office:value-type="float" office:value="112.77">
            <text:p>112.77</text:p>
          </table:table-cell>
          <table:table-cell office:value-type="float" office:value="112.76">
            <text:p>112.76</text:p>
          </table:table-cell>
          <table:table-cell office:value-type="float" office:value="95.51">
            <text:p>95.51</text:p>
          </table:table-cell>
          <table:table-cell/>
          <table:table-cell office:value-type="float" office:value="0.000002">
            <text:p>0.000002</text:p>
          </table:table-cell>
          <table:table-cell office:value-type="float" office:value="446.86">
            <text:p>446.86</text:p>
          </table:table-cell>
          <table:table-cell office:value-type="float" office:value="329.44">
            <text:p>329.44</text:p>
          </table:table-cell>
        </table:table-row>
        <table:table-row table:style-name="ro1">
          <table:table-cell office:value-type="string">
            <text:p>2.5179e-06</text:p>
          </table:table-cell>
          <table:table-cell office:value-type="float" office:value="114.95">
            <text:p>114.95</text:p>
          </table:table-cell>
          <table:table-cell office:value-type="float" office:value="114.82">
            <text:p>114.82</text:p>
          </table:table-cell>
          <table:table-cell office:value-type="float" office:value="99.768">
            <text:p>99.768</text:p>
          </table:table-cell>
          <table:table-cell/>
          <table:table-cell office:value-type="float" office:value="0.00000251785082358834">
            <text:p>2.51785082358834E-006</text:p>
          </table:table-cell>
          <table:table-cell office:value-type="float" office:value="461.5">
            <text:p>461.5</text:p>
          </table:table-cell>
          <table:table-cell office:value-type="float" office:value="349.46">
            <text:p>349.46</text:p>
          </table:table-cell>
        </table:table-row>
        <table:table-row table:style-name="ro1">
          <table:table-cell office:value-type="string">
            <text:p>3.1698e-06</text:p>
          </table:table-cell>
          <table:table-cell office:value-type="float" office:value="117.19">
            <text:p>117.19</text:p>
          </table:table-cell>
          <table:table-cell office:value-type="float" office:value="116.8">
            <text:p>116.8</text:p>
          </table:table-cell>
          <table:table-cell office:value-type="float" office:value="103.77">
            <text:p>103.77</text:p>
          </table:table-cell>
          <table:table-cell/>
          <table:table-cell office:value-type="float" office:value="0.00000316978638492223">
            <text:p>3.16978638492223E-006</text:p>
          </table:table-cell>
          <table:table-cell office:value-type="float" office:value="472">
            <text:p>472</text:p>
          </table:table-cell>
          <table:table-cell office:value-type="float" office:value="368.77">
            <text:p>368.77</text:p>
          </table:table-cell>
        </table:table-row>
        <table:table-row table:style-name="ro1">
          <table:table-cell office:value-type="string">
            <text:p>3.9905e-06</text:p>
          </table:table-cell>
          <table:table-cell office:value-type="float" office:value="119.23">
            <text:p>119.23</text:p>
          </table:table-cell>
          <table:table-cell office:value-type="float" office:value="118.88">
            <text:p>118.88</text:p>
          </table:table-cell>
          <table:table-cell office:value-type="float" office:value="107.47">
            <text:p>107.47</text:p>
          </table:table-cell>
          <table:table-cell/>
          <table:table-cell office:value-type="float" office:value="0.00000399052462993776">
            <text:p>3.99052462993776E-006</text:p>
          </table:table-cell>
          <table:table-cell office:value-type="float" office:value="483.65">
            <text:p>483.65</text:p>
          </table:table-cell>
          <table:table-cell office:value-type="float" office:value="386.81">
            <text:p>386.81</text:p>
          </table:table-cell>
        </table:table-row>
        <table:table-row table:style-name="ro1">
          <table:table-cell office:value-type="string">
            <text:p>5.0238e-06</text:p>
          </table:table-cell>
          <table:table-cell office:value-type="float" office:value="121.28">
            <text:p>121.28</text:p>
          </table:table-cell>
          <table:table-cell office:value-type="float" office:value="121.31">
            <text:p>121.31</text:p>
          </table:table-cell>
          <table:table-cell office:value-type="float" office:value="111.34">
            <text:p>111.34</text:p>
          </table:table-cell>
          <table:table-cell/>
          <table:table-cell office:value-type="float" office:value="0.00000502377286301916">
            <text:p>5.02377286301916E-006</text:p>
          </table:table-cell>
          <table:table-cell office:value-type="float" office:value="493.16">
            <text:p>493.16</text:p>
          </table:table-cell>
          <table:table-cell office:value-type="float" office:value="404.57">
            <text:p>404.57</text:p>
          </table:table-cell>
        </table:table-row>
        <table:table-row table:style-name="ro1">
          <table:table-cell office:value-type="string">
            <text:p>6.3246e-06</text:p>
          </table:table-cell>
          <table:table-cell office:value-type="float" office:value="122.78">
            <text:p>122.78</text:p>
          </table:table-cell>
          <table:table-cell office:value-type="float" office:value="122.74">
            <text:p>122.74</text:p>
          </table:table-cell>
          <table:table-cell office:value-type="float" office:value="114.7">
            <text:p>114.7</text:p>
          </table:table-cell>
          <table:table-cell/>
          <table:table-cell office:value-type="float" office:value="0.00000632455532033676">
            <text:p>6.32455532033676E-006</text:p>
          </table:table-cell>
          <table:table-cell office:value-type="float" office:value="499.21">
            <text:p>499.21</text:p>
          </table:table-cell>
          <table:table-cell office:value-type="float" office:value="420.15">
            <text:p>420.15</text:p>
          </table:table-cell>
        </table:table-row>
        <table:table-row table:style-name="ro1">
          <table:table-cell office:value-type="string">
            <text:p>7.9621e-06</text:p>
          </table:table-cell>
          <table:table-cell office:value-type="float" office:value="124.27">
            <text:p>124.27</text:p>
          </table:table-cell>
          <table:table-cell office:value-type="float" office:value="124.26">
            <text:p>124.26</text:p>
          </table:table-cell>
          <table:table-cell office:value-type="float" office:value="117.59">
            <text:p>117.59</text:p>
          </table:table-cell>
          <table:table-cell/>
          <table:table-cell office:value-type="float" office:value="0.00000796214341106995">
            <text:p>7.96214341106995E-006</text:p>
          </table:table-cell>
          <table:table-cell office:value-type="float" office:value="509.55">
            <text:p>509.55</text:p>
          </table:table-cell>
          <table:table-cell office:value-type="float" office:value="435.57">
            <text:p>435.57</text:p>
          </table:table-cell>
        </table:table-row>
        <table:table-row table:style-name="ro1">
          <table:table-cell office:value-type="string">
            <text:p>1.0024e-05</text:p>
          </table:table-cell>
          <table:table-cell office:value-type="float" office:value="125.77">
            <text:p>125.77</text:p>
          </table:table-cell>
          <table:table-cell office:value-type="float" office:value="125.64">
            <text:p>125.64</text:p>
          </table:table-cell>
          <table:table-cell office:value-type="float" office:value="120.16">
            <text:p>120.16</text:p>
          </table:table-cell>
          <table:table-cell/>
          <table:table-cell office:value-type="float" office:value="0.0000100237446725455">
            <text:p>1.00237446725455E-005</text:p>
          </table:table-cell>
          <table:table-cell office:value-type="float" office:value="517.88">
            <text:p>517.88</text:p>
          </table:table-cell>
          <table:table-cell office:value-type="float" office:value="450.21">
            <text:p>450.21</text:p>
          </table:table-cell>
        </table:table-row>
        <table:table-row table:style-name="ro1">
          <table:table-cell office:value-type="string">
            <text:p>1.2619e-05</text:p>
          </table:table-cell>
          <table:table-cell office:value-type="float" office:value="127.12">
            <text:p>127.12</text:p>
          </table:table-cell>
          <table:table-cell office:value-type="float" office:value="127.02">
            <text:p>127.02</text:p>
          </table:table-cell>
          <table:table-cell office:value-type="float" office:value="122.45">
            <text:p>122.45</text:p>
          </table:table-cell>
          <table:table-cell/>
          <table:table-cell office:value-type="float" office:value="0.0000126191468896039">
            <text:p>1.26191468896039E-005</text:p>
          </table:table-cell>
          <table:table-cell office:value-type="float" office:value="525.46">
            <text:p>525.46</text:p>
          </table:table-cell>
          <table:table-cell office:value-type="float" office:value="465.25">
            <text:p>465.25</text:p>
          </table:table-cell>
        </table:table-row>
        <table:table-row table:style-name="ro1">
          <table:table-cell office:value-type="string">
            <text:p>1.5887e-05</text:p>
          </table:table-cell>
          <table:table-cell office:value-type="float" office:value="127.99">
            <text:p>127.99</text:p>
          </table:table-cell>
          <table:table-cell office:value-type="float" office:value="127.95">
            <text:p>127.95</text:p>
          </table:table-cell>
          <table:table-cell office:value-type="float" office:value="124.58">
            <text:p>124.58</text:p>
          </table:table-cell>
          <table:table-cell/>
          <table:table-cell office:value-type="float" office:value="0.0000158865646944856">
            <text:p>1.58865646944856E-005</text:p>
          </table:table-cell>
          <table:table-cell office:value-type="float" office:value="531.3">
            <text:p>531.3</text:p>
          </table:table-cell>
          <table:table-cell office:value-type="float" office:value="477">
            <text:p>477</text:p>
          </table:table-cell>
        </table:table-row>
        <table:table-row table:style-name="ro1">
          <table:table-cell office:value-type="string">
            <text:p>2e-05</text:p>
          </table:table-cell>
          <table:table-cell office:value-type="float" office:value="129.06">
            <text:p>129.06</text:p>
          </table:table-cell>
          <table:table-cell office:value-type="float" office:value="128.94">
            <text:p>128.94</text:p>
          </table:table-cell>
          <table:table-cell office:value-type="float" office:value="126.24">
            <text:p>126.24</text:p>
          </table:table-cell>
          <table:table-cell/>
          <table:table-cell office:value-type="float" office:value="0.00002">
            <text:p>0.00002</text:p>
          </table:table-cell>
          <table:table-cell office:value-type="float" office:value="537.19">
            <text:p>537.19</text:p>
          </table:table-cell>
          <table:table-cell office:value-type="float" office:value="489.91">
            <text:p>489.91</text:p>
          </table:table-cell>
        </table:table-row>
        <table:table-row table:style-name="ro1">
          <table:table-cell office:value-type="string">
            <text:p>2.5179e-05</text:p>
          </table:table-cell>
          <table:table-cell office:value-type="float" office:value="129.44">
            <text:p>129.44</text:p>
          </table:table-cell>
          <table:table-cell office:value-type="float" office:value="129.59">
            <text:p>129.59</text:p>
          </table:table-cell>
          <table:table-cell office:value-type="float" office:value="127.34">
            <text:p>127.34</text:p>
          </table:table-cell>
          <table:table-cell/>
          <table:table-cell office:value-type="float" office:value="0.0000251785082358833">
            <text:p>2.51785082358833E-005</text:p>
          </table:table-cell>
          <table:table-cell office:value-type="float" office:value="544.73">
            <text:p>544.73</text:p>
          </table:table-cell>
          <table:table-cell office:value-type="float" office:value="502.1">
            <text:p>502.1</text:p>
          </table:table-cell>
        </table:table-row>
        <table:table-row table:style-name="ro1">
          <table:table-cell office:value-type="string">
            <text:p>3.1698e-05</text:p>
          </table:table-cell>
          <table:table-cell office:value-type="float" office:value="129.86">
            <text:p>129.86</text:p>
          </table:table-cell>
          <table:table-cell office:value-type="float" office:value="130.07">
            <text:p>130.07</text:p>
          </table:table-cell>
          <table:table-cell office:value-type="float" office:value="128.15">
            <text:p>128.15</text:p>
          </table:table-cell>
          <table:table-cell/>
          <table:table-cell office:value-type="float" office:value="0.0000316978638492223">
            <text:p>3.16978638492223E-005</text:p>
          </table:table-cell>
          <table:table-cell office:value-type="float" office:value="550.13">
            <text:p>550.13</text:p>
          </table:table-cell>
          <table:table-cell office:value-type="float" office:value="511.16">
            <text:p>511.16</text:p>
          </table:table-cell>
        </table:table-row>
        <table:table-row table:style-name="ro1">
          <table:table-cell office:value-type="string">
            <text:p>3.9905e-05</text:p>
          </table:table-cell>
          <table:table-cell office:value-type="float" office:value="130.67">
            <text:p>130.67</text:p>
          </table:table-cell>
          <table:table-cell office:value-type="float" office:value="130.65">
            <text:p>130.65</text:p>
          </table:table-cell>
          <table:table-cell office:value-type="float" office:value="129.07">
            <text:p>129.07</text:p>
          </table:table-cell>
          <table:table-cell/>
          <table:table-cell office:value-type="float" office:value="0.0000399052462993776">
            <text:p>3.99052462993776E-005</text:p>
          </table:table-cell>
          <table:table-cell office:value-type="float" office:value="554.68">
            <text:p>554.68</text:p>
          </table:table-cell>
          <table:table-cell office:value-type="float" office:value="521.93">
            <text:p>521.93</text:p>
          </table:table-cell>
        </table:table-row>
        <table:table-row table:style-name="ro1">
          <table:table-cell office:value-type="string">
            <text:p>5.0238e-05</text:p>
          </table:table-cell>
          <table:table-cell office:value-type="float" office:value="131.12">
            <text:p>131.12</text:p>
          </table:table-cell>
          <table:table-cell office:value-type="float" office:value="131.27">
            <text:p>131.27</text:p>
          </table:table-cell>
          <table:table-cell office:value-type="float" office:value="129.98">
            <text:p>129.98</text:p>
          </table:table-cell>
          <table:table-cell/>
          <table:table-cell office:value-type="float" office:value="0.0000502377286301917">
            <text:p>5.02377286301917E-005</text:p>
          </table:table-cell>
          <table:table-cell office:value-type="float" office:value="560.8">
            <text:p>560.8</text:p>
          </table:table-cell>
          <table:table-cell office:value-type="float" office:value="531.21">
            <text:p>531.21</text:p>
          </table:table-cell>
        </table:table-row>
        <table:table-row table:style-name="ro1">
          <table:table-cell office:value-type="string">
            <text:p>6.3246e-05</text:p>
          </table:table-cell>
          <table:table-cell office:value-type="float" office:value="131.2">
            <text:p>131.2</text:p>
          </table:table-cell>
          <table:table-cell office:value-type="float" office:value="131.59">
            <text:p>131.59</text:p>
          </table:table-cell>
          <table:table-cell office:value-type="float" office:value="130.3">
            <text:p>130.3</text:p>
          </table:table-cell>
          <table:table-cell/>
          <table:table-cell office:value-type="float" office:value="0.0000632455532033676">
            <text:p>6.32455532033676E-005</text:p>
          </table:table-cell>
          <table:table-cell office:value-type="float" office:value="565.54">
            <text:p>565.54</text:p>
          </table:table-cell>
          <table:table-cell office:value-type="float" office:value="539.96">
            <text:p>539.96</text:p>
          </table:table-cell>
        </table:table-row>
        <table:table-row table:style-name="ro1">
          <table:table-cell office:value-type="string">
            <text:p>7.9621e-05</text:p>
          </table:table-cell>
          <table:table-cell office:value-type="float" office:value="131.62">
            <text:p>131.62</text:p>
          </table:table-cell>
          <table:table-cell office:value-type="float" office:value="131.78">
            <text:p>131.78</text:p>
          </table:table-cell>
          <table:table-cell office:value-type="float" office:value="130.84">
            <text:p>130.84</text:p>
          </table:table-cell>
          <table:table-cell/>
          <table:table-cell office:value-type="float" office:value="0.0000796214341106994">
            <text:p>7.96214341106994E-005</text:p>
          </table:table-cell>
          <table:table-cell office:value-type="float" office:value="569.3">
            <text:p>569.3</text:p>
          </table:table-cell>
          <table:table-cell office:value-type="float" office:value="549.15">
            <text:p>549.15</text:p>
          </table:table-cell>
        </table:table-row>
        <table:table-row table:style-name="ro1">
          <table:table-cell table:style-name="Default" office:value-type="float" office:value="0.00010024">
            <text:p>0.00010024</text:p>
          </table:table-cell>
          <table:table-cell office:value-type="float" office:value="131.86">
            <text:p>131.86</text:p>
          </table:table-cell>
          <table:table-cell office:value-type="float" office:value="131.61">
            <text:p>131.61</text:p>
          </table:table-cell>
          <table:table-cell office:value-type="float" office:value="131.06">
            <text:p>131.06</text:p>
          </table:table-cell>
          <table:table-cell/>
          <table:table-cell office:value-type="float" office:value="0.000100237446725455">
            <text:p>0.0001002374</text:p>
          </table:table-cell>
          <table:table-cell office:value-type="float" office:value="572.49">
            <text:p>572.49</text:p>
          </table:table-cell>
          <table:table-cell office:value-type="float" office:value="554.39">
            <text:p>554.39</text:p>
          </table:table-cell>
        </table:table-row>
        <table:table-row table:style-name="ro1">
          <table:table-cell table:style-name="Default" office:value-type="float" office:value="0.00012619">
            <text:p>0.00012619</text:p>
          </table:table-cell>
          <table:table-cell office:value-type="float" office:value="131.9">
            <text:p>131.9</text:p>
          </table:table-cell>
          <table:table-cell office:value-type="float" office:value="131.83">
            <text:p>131.83</text:p>
          </table:table-cell>
          <table:table-cell office:value-type="float" office:value="131.67">
            <text:p>131.67</text:p>
          </table:table-cell>
          <table:table-cell/>
          <table:table-cell office:value-type="float" office:value="0.000126191468896039">
            <text:p>0.0001261915</text:p>
          </table:table-cell>
          <table:table-cell office:value-type="float" office:value="577.2">
            <text:p>577.2</text:p>
          </table:table-cell>
          <table:table-cell office:value-type="float" office:value="561.19">
            <text:p>561.19</text:p>
          </table:table-cell>
        </table:table-row>
        <table:table-row table:style-name="ro1">
          <table:table-cell table:style-name="Default" office:value-type="float" office:value="0.00015887">
            <text:p>0.00015887</text:p>
          </table:table-cell>
          <table:table-cell office:value-type="float" office:value="131.88">
            <text:p>131.88</text:p>
          </table:table-cell>
          <table:table-cell office:value-type="float" office:value="131.96">
            <text:p>131.96</text:p>
          </table:table-cell>
          <table:table-cell office:value-type="float" office:value="131.79">
            <text:p>131.79</text:p>
          </table:table-cell>
          <table:table-cell/>
          <table:table-cell office:value-type="float" office:value="0.000158865646944857">
            <text:p>0.0001588656</text:p>
          </table:table-cell>
          <table:table-cell office:value-type="float" office:value="576.82">
            <text:p>576.82</text:p>
          </table:table-cell>
          <table:table-cell office:value-type="float" office:value="565.24">
            <text:p>565.24</text:p>
          </table:table-cell>
        </table:table-row>
        <table:table-row table:style-name="ro1">
          <table:table-cell table:style-name="Default" office:value-type="float" office:value="0.0002">
            <text:p>0.0002</text:p>
          </table:table-cell>
          <table:table-cell office:value-type="float" office:value="132">
            <text:p>132</text:p>
          </table:table-cell>
          <table:table-cell office:value-type="float" office:value="131.96">
            <text:p>131.96</text:p>
          </table:table-cell>
          <table:table-cell office:value-type="float" office:value="131.51">
            <text:p>131.51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578.64">
            <text:p>578.64</text:p>
          </table:table-cell>
          <table:table-cell office:value-type="float" office:value="571.17">
            <text:p>571.17</text:p>
          </table:table-cell>
        </table:table-row>
        <table:table-row table:style-name="ro1">
          <table:table-cell table:style-name="Default" office:value-type="float" office:value="0.00025179">
            <text:p>0.00025179</text:p>
          </table:table-cell>
          <table:table-cell office:value-type="float" office:value="132.37">
            <text:p>132.37</text:p>
          </table:table-cell>
          <table:table-cell office:value-type="float" office:value="131.99">
            <text:p>131.99</text:p>
          </table:table-cell>
          <table:table-cell office:value-type="float" office:value="131.68">
            <text:p>131.68</text:p>
          </table:table-cell>
          <table:table-cell/>
          <table:table-cell office:value-type="float" office:value="0.000251785082358833">
            <text:p>0.0002517851</text:p>
          </table:table-cell>
          <table:table-cell office:value-type="float" office:value="581.39">
            <text:p>581.39</text:p>
          </table:table-cell>
          <table:table-cell office:value-type="float" office:value="574.68">
            <text:p>574.68</text:p>
          </table:table-cell>
        </table:table-row>
        <table:table-row table:style-name="ro1">
          <table:table-cell table:style-name="Default" office:value-type="float" office:value="0.00031698">
            <text:p>0.00031698</text:p>
          </table:table-cell>
          <table:table-cell office:value-type="float" office:value="132.47">
            <text:p>132.47</text:p>
          </table:table-cell>
          <table:table-cell office:value-type="float" office:value="131.98">
            <text:p>131.98</text:p>
          </table:table-cell>
          <table:table-cell office:value-type="float" office:value="132.04">
            <text:p>132.04</text:p>
          </table:table-cell>
          <table:table-cell/>
          <table:table-cell office:value-type="float" office:value="0.000316978638492223">
            <text:p>0.0003169786</text:p>
          </table:table-cell>
          <table:table-cell office:value-type="float" office:value="583.6">
            <text:p>583.6</text:p>
          </table:table-cell>
          <table:table-cell office:value-type="float" office:value="577.21">
            <text:p>577.21</text:p>
          </table:table-cell>
        </table:table-row>
        <table:table-row table:style-name="ro1">
          <table:table-cell table:style-name="Default" office:value-type="float" office:value="0.00039905">
            <text:p>0.00039905</text:p>
          </table:table-cell>
          <table:table-cell office:value-type="float" office:value="132.29">
            <text:p>132.29</text:p>
          </table:table-cell>
          <table:table-cell office:value-type="float" office:value="132.5">
            <text:p>132.5</text:p>
          </table:table-cell>
          <table:table-cell office:value-type="float" office:value="131.84">
            <text:p>131.84</text:p>
          </table:table-cell>
          <table:table-cell/>
          <table:table-cell office:value-type="float" office:value="0.000399052462993776">
            <text:p>0.0003990525</text:p>
          </table:table-cell>
          <table:table-cell office:value-type="float" office:value="583.33">
            <text:p>583.33</text:p>
          </table:table-cell>
          <table:table-cell office:value-type="float" office:value="579.31">
            <text:p>579.31</text:p>
          </table:table-cell>
        </table:table-row>
        <table:table-row table:style-name="ro1">
          <table:table-cell table:style-name="Default" office:value-type="float" office:value="0.00050238">
            <text:p>0.00050238</text:p>
          </table:table-cell>
          <table:table-cell office:value-type="float" office:value="132.31">
            <text:p>132.31</text:p>
          </table:table-cell>
          <table:table-cell office:value-type="float" office:value="132.44">
            <text:p>132.44</text:p>
          </table:table-cell>
          <table:table-cell office:value-type="float" office:value="132.32">
            <text:p>132.32</text:p>
          </table:table-cell>
          <table:table-cell/>
          <table:table-cell office:value-type="float" office:value="0.000502377286301917">
            <text:p>0.0005023773</text:p>
          </table:table-cell>
          <table:table-cell office:value-type="float" office:value="583.28">
            <text:p>583.28</text:p>
          </table:table-cell>
          <table:table-cell office:value-type="float" office:value="581.72">
            <text:p>581.72</text:p>
          </table:table-cell>
        </table:table-row>
        <table:table-row table:style-name="ro1">
          <table:table-cell table:style-name="Default" office:value-type="float" office:value="0.00063246">
            <text:p>0.00063246</text:p>
          </table:table-cell>
          <table:table-cell office:value-type="float" office:value="132.21">
            <text:p>132.21</text:p>
          </table:table-cell>
          <table:table-cell office:value-type="float" office:value="132.33">
            <text:p>132.33</text:p>
          </table:table-cell>
          <table:table-cell office:value-type="float" office:value="132.2">
            <text:p>132.2</text:p>
          </table:table-cell>
          <table:table-cell/>
          <table:table-cell office:value-type="float" office:value="0.000632455532033676">
            <text:p>0.0006324555</text:p>
          </table:table-cell>
          <table:table-cell office:value-type="float" office:value="584.57">
            <text:p>584.57</text:p>
          </table:table-cell>
          <table:table-cell office:value-type="float" office:value="581.88">
            <text:p>581.88</text:p>
          </table:table-cell>
        </table:table-row>
        <table:table-row table:style-name="ro1">
          <table:table-cell table:style-name="Default" office:value-type="float" office:value="0.00079621">
            <text:p>0.00079621</text:p>
          </table:table-cell>
          <table:table-cell office:value-type="float" office:value="132.53">
            <text:p>132.53</text:p>
          </table:table-cell>
          <table:table-cell office:value-type="float" office:value="132.23">
            <text:p>132.23</text:p>
          </table:table-cell>
          <table:table-cell office:value-type="float" office:value="132.57">
            <text:p>132.57</text:p>
          </table:table-cell>
          <table:table-cell/>
          <table:table-cell office:value-type="float" office:value="0.000796214341106994">
            <text:p>0.0007962143</text:p>
          </table:table-cell>
          <table:table-cell office:value-type="float" office:value="585.68">
            <text:p>585.68</text:p>
          </table:table-cell>
          <table:table-cell office:value-type="float" office:value="584.06">
            <text:p>584.06</text:p>
          </table:table-cell>
        </table:table-row>
        <table:table-row table:style-name="ro1">
          <table:table-cell table:style-name="Default" office:value-type="float" office:value="0.0010024">
            <text:p>0.0010024</text:p>
          </table:table-cell>
          <table:table-cell office:value-type="float" office:value="131.84">
            <text:p>131.84</text:p>
          </table:table-cell>
          <table:table-cell office:value-type="float" office:value="131.98">
            <text:p>131.98</text:p>
          </table:table-cell>
          <table:table-cell office:value-type="float" office:value="132.02">
            <text:p>132.02</text:p>
          </table:table-cell>
          <table:table-cell/>
          <table:table-cell office:value-type="float" office:value="0.00100237446725455">
            <text:p>0.0010023745</text:p>
          </table:table-cell>
          <table:table-cell office:value-type="float" office:value="586.07">
            <text:p>586.07</text:p>
          </table:table-cell>
          <table:table-cell office:value-type="float" office:value="584.16">
            <text:p>584.16</text:p>
          </table:table-cell>
        </table:table-row>
        <table:table-row table:style-name="ro1">
          <table:table-cell table:style-name="Default" office:value-type="float" office:value="0.0012619">
            <text:p>0.0012619</text:p>
          </table:table-cell>
          <table:table-cell office:value-type="float" office:value="132.01">
            <text:p>132.01</text:p>
          </table:table-cell>
          <table:table-cell office:value-type="float" office:value="132.07">
            <text:p>132.07</text:p>
          </table:table-cell>
          <table:table-cell office:value-type="float" office:value="132.13">
            <text:p>132.13</text:p>
          </table:table-cell>
          <table:table-cell/>
          <table:table-cell office:value-type="float" office:value="0.00126191468896039">
            <text:p>0.0012619147</text:p>
          </table:table-cell>
          <table:table-cell office:value-type="float" office:value="587.52">
            <text:p>587.52</text:p>
          </table:table-cell>
          <table:table-cell office:value-type="float" office:value="584.38">
            <text:p>584.38</text:p>
          </table:table-cell>
        </table:table-row>
        <table:table-row table:style-name="ro1">
          <table:table-cell table:style-name="Default" office:value-type="float" office:value="0.0015887">
            <text:p>0.0015887</text:p>
          </table:table-cell>
          <table:table-cell office:value-type="float" office:value="132.23">
            <text:p>132.23</text:p>
          </table:table-cell>
          <table:table-cell office:value-type="float" office:value="131.94">
            <text:p>131.94</text:p>
          </table:table-cell>
          <table:table-cell office:value-type="float" office:value="131.91">
            <text:p>131.91</text:p>
          </table:table-cell>
          <table:table-cell/>
          <table:table-cell office:value-type="float" office:value="0.00158865646944856">
            <text:p>0.0015886565</text:p>
          </table:table-cell>
          <table:table-cell office:value-type="float" office:value="585.4">
            <text:p>585.4</text:p>
          </table:table-cell>
          <table:table-cell office:value-type="float" office:value="585.55">
            <text:p>585.5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8">03/28/2012</text:date>, <text:time>17:0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kit </meta:initial-creator>
    <meta:creation-date>2012-03-28T17:05:44</meta:creation-date>
    <dc:date>2012-03-28T17:09:44</dc:date>
    <dc:creator>Ankit </dc:creator>
    <meta:editing-duration>PT4M</meta:editing-duration>
    <meta:editing-cycles>2</meta:editing-cycles>
    <meta:generator>LibreOffice/3.4$Unix LibreOffice_project/340m1$Build-402</meta:generator>
    <meta:document-statistic meta:table-count="3" meta:cell-count="364" meta:object-count="0"/>
  </office:meta>
</office:document-meta>
</file>